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cm" draw:marker-start-width="0.2cm" draw:marker-end-width="0.2cm" draw:fill-color="#c0c0c0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width="0cm" draw:marker-start-width="0.2cm" draw:marker-end-width="0.2cm" draw:fill="solid" draw:fill-color="#99ccf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width="0cm" draw:marker-start-width="0.2cm" draw:marker-end-width="0.2cm" draw:fill="solid" draw:fill-color="#ffff00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svg:stroke-width="0cm" draw:marker-start-width="0.2cm" draw:marker-end-width="0.2cm" draw:fill="solid" draw:fill-color="#23ff23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svg:stroke-width="0cm" draw:marker-start-width="0.2cm" draw:marker-end-width="0.2cm" draw:fill="solid" draw:fill-color="#9999cc" draw:textarea-horizontal-align="justify" draw:textarea-vertical-align="middle" draw:auto-grow-height="false" fo:padding-top="0.125cm" fo:padding-bottom="0.125cm" fo:padding-left="0.25cm" fo:padding-right="0.25cm"/>
    </style:style>
    <style:style style:name="gr7" style:family="graphic" style:parent-style-name="standard">
      <style:graphic-properties svg:stroke-width="0cm" draw:marker-start-width="0.2cm" draw:marker-end-width="0.2cm" draw:fill="solid" draw:fill-color="#00dcff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b8ff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666600" draw:marker-start-width="0.275cm" draw:marker-end-width="0.275cm" draw:fill="solid" draw:fill-color="#e6e64c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6b6b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355e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6b0094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svg:stroke-width="0.05cm" svg:stroke-color="#2300dc" draw:marker-start-width="0.275cm" draw:marker-end-width="0.275cm" draw:fill="solid" draw:fill-color="#3deb3d" draw:textarea-horizontal-align="center" draw:textarea-vertical-align="middle" fo:padding-top="0.15cm" fo:padding-bottom="0.15cm" fo:padding-left="0.275cm" fo:padding-right="0.275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2.5cm" svg:height="0.6cm" svg:x="12.6cm" svg:y="13.5cm">
          <text:p text:style-name="P1"><text:span text:style-name="T1">PonFra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3.1cm" svg:height="0.6cm" svg:x="1.4cm" svg:y="11.6cm">
          <text:p text:style-name="P1"><text:span text:style-name="T1">XgponDsFram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5" draw:layer="layout" svg:width="6cm" svg:height="0.6cm" svg:x="3.3cm" svg:y="10.1cm">
          <text:p text:style-name="P1"><text:span text:style-name="T1">XgponXgtcDsFram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4" draw:layer="layout" svg:width="1.9cm" svg:height="0.6cm" svg:x="1.4cm" svg:y="10.1cm">
          <text:p text:style-name="P1"><text:span text:style-name="T1">XgponPsb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7" draw:layer="layout" svg:width="6cm" svg:height="0.6cm" svg:x="21.4cm" svg:y="10.1cm">
          <text:p text:style-name="P1"><text:span text:style-name="T1">XgponXgtcUsBurs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6" draw:layer="layout" svg:width="1.9cm" svg:height="0.6cm" svg:x="19.5cm" svg:y="10.1cm">
          <text:p text:style-name="P1"><text:span text:style-name="T1">XgponPsb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3.1cm" svg:height="0.6cm" svg:x="24.3cm" svg:y="11.6cm">
          <text:p text:style-name="P1"><text:span text:style-name="T1">XgponUsBurs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17" draw:layer="layout" svg:width="3.9cm" svg:height="0.6cm" svg:x="7.9cm" svg:y="8.6cm">
          <text:p text:style-name="P1"><text:span text:style-name="T1">Multiple XgemFram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16" draw:layer="layout" svg:width="6.5cm" svg:height="0.6cm" svg:x="1.4cm" svg:y="8.6cm">
          <text:p text:style-name="P1"><text:span text:style-name="T1">XgponXgtcDs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7cm" svg:height="0.6cm" svg:x="22.2cm" svg:y="8.6cm">
          <text:p text:style-name="P1"><text:span text:style-name="T1">XgponXgtcUsAllo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8" draw:layer="layout" svg:width="3.8cm" svg:height="0.6cm" svg:x="13.9cm" svg:y="8.6cm">
          <text:p text:style-name="P1"><text:span text:style-name="T1">XgponXgtcUs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14" draw:layer="layout" svg:width="3.7cm" svg:height="0.6cm" svg:x="17.7cm" svg:y="8.6cm">
          <text:p text:style-name="P1"><text:span text:style-name="T1">XgponXgtcUsAllo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9" draw:layer="layout" svg:width="1.5cm" svg:height="0.6cm" svg:x="25.9cm" svg:y="8.6cm">
          <text:p text:style-name="P1"><text:span text:style-name="T1">trail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11" draw:layer="layout" svg:width="0.8cm" svg:height="0.6cm" svg:x="21.4cm" svg:y="8.6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18" draw:layer="layout" svg:width="0.8cm" svg:height="0.6cm" svg:x="1.4cm" svg:y="6.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20" draw:layer="layout" svg:width="3.6cm" svg:height="0.6cm" svg:x="2.2cm" svg:y="6.7cm">
          <text:p text:style-name="P1"><text:span text:style-name="T1">XgponXgtcBwmap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22" draw:layer="layout" svg:width="3cm" svg:height="0.6cm" svg:x="5.8cm" svg:y="6.7cm">
          <text:p text:style-name="P1"><text:span text:style-name="T1">XgponXgtcPloam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19" draw:layer="layout" svg:width="3cm" svg:height="0.6cm" svg:x="9.6cm" svg:y="6.7cm">
          <text:p text:style-name="P1"><text:span text:style-name="T1">XgponXgtcPloam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cm" svg:height="0.6cm" svg:x="8.8cm" svg:y="6.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id="id21" draw:layer="layout" svg:width="3.926cm" svg:height="0.6cm" svg:x="1.4cm" svg:y="4.8cm">
          <text:p text:style-name="P1"><text:span text:style-name="T1">XgponXgtcBwAlloc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id="id23" draw:layer="layout" svg:width="3.926cm" svg:height="0.6cm" svg:x="6.374cm" svg:y="4.8cm">
          <text:p text:style-name="P1"><text:span text:style-name="T1">XgponXgtcBwAlloc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048cm" svg:height="0.6cm" svg:x="5.326cm" svg:y="4.8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13" draw:layer="layout" svg:width="3cm" svg:height="0.6cm" svg:x="14.7cm" svg:y="6.7cm">
          <text:p text:style-name="P1"><text:span text:style-name="T1">XgponXgtcPloam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15" draw:layer="layout" svg:width="0.8cm" svg:height="0.6cm" svg:x="13.9cm" svg:y="6.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id="id12" draw:layer="layout" svg:width="3.8cm" svg:height="0.6cm" svg:x="23.6cm" svg:y="7.2cm">
          <text:p text:style-name="P1"><text:span text:style-name="T1">Multiple XgemFram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id="id10" draw:layer="layout" svg:width="3cm" svg:height="0.6cm" svg:x="20.6cm" svg:y="7.2cm">
          <text:p text:style-name="P1"><text:span text:style-name="T1">XgponXgtcDbru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2.6cm" svg:y1="13.8cm" svg:x2="2.95cm" svg:y2="12.2cm" draw:start-shape="id1" draw:start-glue-point="3" draw:end-shape="id2" draw:end-glue-point="2" svg:d="m12600 13800-9650-1600">
          <text:p/>
        </draw:connector>
        <draw:connector draw:style-name="gr8" draw:text-style-name="P1" draw:layer="layout" draw:type="line" svg:x1="15.1cm" svg:y1="13.8cm" svg:x2="25.85cm" svg:y2="12.2cm" draw:start-shape="id1" draw:start-glue-point="1" draw:end-shape="id3" draw:end-glue-point="2" svg:d="m15100 13800 10750-1600">
          <text:p/>
        </draw:connector>
        <draw:connector draw:style-name="gr9" draw:text-style-name="P1" draw:layer="layout" draw:type="line" svg:x1="1.4cm" svg:y1="11.9cm" svg:x2="1.4cm" svg:y2="10.4cm" draw:start-shape="id2" draw:start-glue-point="3" draw:end-shape="id4" draw:end-glue-point="3" svg:d="m1400 11900v-1500">
          <text:p/>
        </draw:connector>
        <draw:connector draw:style-name="gr9" draw:text-style-name="P1" draw:layer="layout" draw:type="line" svg:x1="4.5cm" svg:y1="11.9cm" svg:x2="9.3cm" svg:y2="10.4cm" draw:start-shape="id2" draw:start-glue-point="1" draw:end-shape="id5" draw:end-glue-point="1" svg:d="m4500 11900 4800-1500">
          <text:p/>
        </draw:connector>
        <draw:connector draw:style-name="gr9" draw:text-style-name="P1" draw:layer="layout" draw:type="line" svg:x1="24.3cm" svg:y1="11.9cm" svg:x2="19.5cm" svg:y2="10.4cm" draw:start-shape="id3" draw:start-glue-point="3" draw:end-shape="id6" draw:end-glue-point="3" svg:d="m24300 11900-4800-1500">
          <text:p/>
        </draw:connector>
        <draw:connector draw:style-name="gr9" draw:text-style-name="P1" draw:layer="layout" draw:type="line" svg:x1="27.4cm" svg:y1="11.9cm" svg:x2="27.4cm" svg:y2="10.4cm" draw:start-shape="id3" draw:start-glue-point="1" draw:end-shape="id7" draw:end-glue-point="1" svg:d="m27400 11900v-1500">
          <text:p/>
        </draw:connector>
        <draw:connector draw:style-name="gr10" draw:text-style-name="P1" draw:layer="layout" draw:type="line" svg:x1="21.4cm" svg:y1="10.4cm" svg:x2="13.9cm" svg:y2="8.9cm" draw:start-shape="id6" draw:start-glue-point="1" draw:end-shape="id8" draw:end-glue-point="3" svg:d="m21400 10400-7500-1500">
          <text:p/>
        </draw:connector>
        <draw:connector draw:style-name="gr10" draw:text-style-name="P1" draw:layer="layout" draw:type="line" svg:x1="27.4cm" svg:y1="10.4cm" svg:x2="27.4cm" svg:y2="8.9cm" draw:start-shape="id7" draw:start-glue-point="1" draw:end-shape="id9" draw:end-glue-point="1" svg:d="m27400 10400v-1500">
          <text:p/>
        </draw:connector>
        <draw:connector draw:style-name="gr11" draw:text-style-name="P1" draw:layer="layout" draw:type="line" svg:x1="20.6cm" svg:y1="7.5cm" svg:x2="22.2cm" svg:y2="8.9cm" draw:start-shape="id10" draw:start-glue-point="3" draw:end-shape="id11" draw:end-glue-point="1" svg:d="m20600 7500 1600 1400">
          <text:p/>
        </draw:connector>
        <draw:connector draw:style-name="gr11" draw:text-style-name="P1" draw:layer="layout" draw:type="line" svg:x1="27.4cm" svg:y1="7.5cm" svg:x2="25.9cm" svg:y2="8.9cm" draw:start-shape="id12" draw:start-glue-point="1" draw:end-shape="id9" draw:end-glue-point="3" svg:d="m27400 7500-1500 1400">
          <text:p/>
        </draw:connector>
        <draw:connector draw:style-name="gr12" draw:text-style-name="P1" draw:layer="layout" draw:type="line" svg:x1="17.7cm" svg:y1="7cm" svg:x2="17.7cm" svg:y2="8.9cm" draw:start-shape="id13" draw:end-shape="id14" draw:end-glue-point="3" svg:d="m17700 7000v1900">
          <text:p/>
        </draw:connector>
        <draw:connector draw:style-name="gr12" draw:text-style-name="P1" draw:layer="layout" draw:type="line" svg:x1="13.9cm" svg:y1="7cm" svg:x2="13.9cm" svg:y2="8.9cm" draw:start-shape="id15" draw:start-glue-point="3" draw:end-shape="id8" draw:end-glue-point="3" svg:d="m13900 7000v1900">
          <text:p/>
        </draw:connector>
        <draw:connector draw:style-name="gr10" draw:text-style-name="P1" draw:layer="layout" draw:type="line" svg:x1="1.4cm" svg:y1="8.9cm" svg:x2="3.3cm" svg:y2="10.4cm" draw:start-shape="id16" draw:start-glue-point="3" draw:end-shape="id4" draw:end-glue-point="1" svg:d="m1400 8900 1900 1500">
          <text:p/>
        </draw:connector>
        <draw:connector draw:style-name="gr10" draw:text-style-name="P1" draw:layer="layout" draw:type="line" svg:x1="11.8cm" svg:y1="8.9cm" svg:x2="9.3cm" svg:y2="10.4cm" draw:start-shape="id17" draw:start-glue-point="1" draw:end-shape="id5" draw:end-glue-point="1" svg:d="m11800 8900-2500 1500">
          <text:p/>
        </draw:connector>
        <draw:connector draw:style-name="gr12" draw:text-style-name="P1" draw:layer="layout" draw:type="line" svg:x1="1.4cm" svg:y1="7cm" svg:x2="1.4cm" svg:y2="8.9cm" draw:start-shape="id18" draw:end-shape="id16" draw:end-glue-point="3" svg:d="m1400 7000v1900">
          <text:p/>
        </draw:connector>
        <draw:connector draw:style-name="gr12" draw:text-style-name="P1" draw:layer="layout" draw:type="line" svg:x1="12.6cm" svg:y1="7cm" svg:x2="7.9cm" svg:y2="8.9cm" draw:start-shape="id19" draw:start-glue-point="1" draw:end-shape="id16" draw:end-glue-point="1" svg:d="m12600 7000-4700 1900">
          <text:p/>
        </draw:connector>
        <draw:connector draw:style-name="gr13" draw:text-style-name="P1" draw:layer="layout" draw:type="line" svg:x1="2.2cm" svg:y1="7cm" svg:x2="1.4cm" svg:y2="5.1cm" draw:start-shape="id20" draw:start-glue-point="3" draw:end-shape="id21" draw:end-glue-point="3" svg:d="m2200 7000-800-1900">
          <text:p/>
        </draw:connector>
        <draw:connector draw:style-name="gr13" draw:text-style-name="P1" draw:layer="layout" draw:type="line" svg:x1="5.8cm" svg:y1="7cm" svg:x2="10.3cm" svg:y2="5.1cm" draw:start-shape="id22" draw:start-glue-point="3" draw:end-shape="id23" draw:end-glue-point="1" svg:d="m5800 7000 4500-1900">
          <text:p/>
        </draw:connector>
        <draw:custom-shape draw:style-name="gr14" draw:text-style-name="P2" draw:id="id24" draw:layer="layout" svg:width="3.926cm" svg:height="0.6cm" svg:x="18.6cm" svg:y="5.8cm">
          <text:p text:style-name="P1"><text:span text:style-name="T1">XgponXgemFram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id="id25" draw:layer="layout" svg:width="3.926cm" svg:height="0.6cm" svg:x="23.574cm" svg:y="5.8cm">
          <text:p text:style-name="P1"><text:span text:style-name="T1">XgponXgemFram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id="id26" draw:layer="layout" svg:width="1.048cm" svg:height="0.6cm" svg:x="22.526cm" svg:y="5.8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23.6cm" svg:y1="7.5cm" svg:x2="18.6cm" svg:y2="6.1cm" draw:start-shape="id10" draw:start-glue-point="1" draw:end-shape="id24" draw:end-glue-point="3" svg:d="m23600 7500-5000-1400">
          <text:p/>
        </draw:connector>
        <draw:connector draw:style-name="gr15" draw:text-style-name="P1" draw:layer="layout" draw:type="line" svg:x1="27.4cm" svg:y1="7.5cm" svg:x2="27.5cm" svg:y2="6.1cm" draw:start-shape="id12" draw:end-shape="id25" draw:end-glue-point="1" svg:d="m27400 7500 100-1400">
          <text:p/>
        </draw:connector>
        <draw:custom-shape draw:style-name="gr14" draw:text-style-name="P2" draw:layer="layout" svg:width="3.4cm" svg:height="0.6cm" svg:x="18.6cm" svg:y="4.7cm">
          <text:p text:style-name="P1"><text:span text:style-name="T1">XgponXgemHe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id="id27" draw:layer="layout" svg:width="1.048cm" svg:height="0.6cm" svg:x="21.926cm" svg:y="4.7cm">
          <text:p text:style-name="P1"><text:span text:style-name="T1">SDU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18.6cm" svg:y1="6.1cm" svg:x2="18.6cm" svg:y2="5.3cm" draw:start-shape="id24" draw:start-glue-point="3" svg:d="m18600 6100v-800">
          <text:p/>
        </draw:connector>
        <draw:connector draw:style-name="gr15" draw:text-style-name="P1" draw:layer="layout" draw:type="line" svg:x1="22.526cm" svg:y1="6.1cm" svg:x2="22.974cm" svg:y2="5cm" draw:start-shape="id26" draw:start-glue-point="3" draw:end-shape="id27" draw:end-glue-point="1" svg:d="m22526 6100 448-1100">
          <text:p/>
        </draw:connector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xiuchao wu</meta:initial-creator>
    <meta:creation-date>2012-10-16T11:24:38</meta:creation-date>
    <meta:editing-duration>PT01H03M17S</meta:editing-duration>
    <meta:editing-cycles>9</meta:editing-cycles>
    <meta:generator>OpenOffice.org/3.2$Unix OpenOffice.org_project/320m12$Build-9483</meta:generator>
    <dc:date>2013-10-30T17:19:50</dc:date>
    <dc:creator>xiuchao wu</dc:creator>
    <meta:document-statistic meta:object-count="76"/>
  </office:meta>
</office:document-meta>
</file>